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5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16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7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d5469" officeooo:paragraph-rsid="004d5469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 style:list-style-name="">
      <style:paragraph-properties fo:text-align="center" style:justify-single-word="false"/>
      <style:text-properties style:font-name="Liberation Sans" fo:font-size="12pt" fo:font-weight="bold" officeooo:rsid="004d5469" officeooo:paragraph-rsid="004d5469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Text_20_body" style:list-style-name="">
      <style:paragraph-properties fo:text-align="center" style:justify-single-word="false"/>
      <style:text-properties fo:font-variant="normal" fo:text-transform="none" fo:color="#373a3c" loext:opacity="100%" style:font-name="apple-system" fo:font-size="11.25pt" fo:letter-spacing="normal" fo:font-style="normal" fo:font-weight="normal" officeooo:paragraph-rsid="004d5469"/>
    </style:style>
    <style:style style:name="P22" style:family="paragraph" style:parent-style-name="Text_20_body">
      <style:paragraph-properties fo:text-align="end" style:justify-single-word="false"/>
      <style:text-properties officeooo:paragraph-rsid="004d5469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officeooo:rsid="004d5469"/>
    </style:style>
    <style:style style:name="T4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Liberation Mono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Liberation Sans" fo:font-weight="normal" officeooo:rsid="004a406b" style:font-name-asian="Microsoft YaHei" style:font-weight-asian="normal" style:font-name-complex="Arial1" style:font-weight-complex="normal"/>
    </style:style>
    <style:style style:name="T8" style:family="text">
      <style:text-properties officeooo:rsid="004d5469" style:font-name-asian="Microsoft YaHei" style:font-size-asian="12pt" style:font-weight-asian="bold" style:font-name-complex="Arial1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7"/>
      <text:p text:style-name="P7"/>
      <text:p text:style-name="P7"/>
      <text:p text:style-name="P7"/>
      <text:p text:style-name="P6"/>
      <text:p text:style-name="P6"/>
      <text:p text:style-name="P14"/>
      <text:p text:style-name="P6"/>
      <text:p text:style-name="P3"><text:bookmark-start text:name="Nombre"/><text:span text:style-name="T3">Funciones</text:span>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bookmark-start text:name="autor"/><text:span text:style-name="T3">Juan Carlos Francisco Mesa</text:span>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3"><text:a xlink:type="simple" xlink:href="#__RefHeading___Toc1569_4226003634" text:style-name="Index_20_Link" text:visited-style-name="Index_20_Link">Título<text:tab/>1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h text:style-name="P17" text:outline-level="1"><text:bookmark-start text:name="__RefHeading___Toc1569_4226003634"/>Actividades<text:bookmark-end text:name="__RefHeading___Toc1569_4226003634"/></text:h>
      <text:p text:style-name="P21"><text:span text:style-name="T8"/></text:p>
      <text:h text:style-name="Heading_20_2" text:outline-level="2"><text:bookmark text:name="yui_3_17_2_1_1661117561074_43"/>Distritos de un país cuyos habitantes superen la media de población nacional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><text:a xlink:type="simple" xlink:href="#Índice" text:style-name="Internet_20_link" text:visited-style-name="Visited_20_Internet_20_Link"><text:span text:style-name="T6">Volver al índice</text:span></text:a></text:p>
      <text:p text:style-name="Text_20_body"/>
      <text:h text:style-name="Heading_20_2" text:outline-level="2"/>
      <text:h text:style-name="P18" text:outline-level="2">Idiomas hablados por más del 80% de la población de un país dado</text:h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P22"><text:a xlink:type="simple" xlink:href="#Índice" text:style-name="Internet_20_link" text:visited-style-name="Visited_20_Internet_20_Link"><text:span text:style-name="T6">Volver al índice</text:span></text:a></text:p>
      <text:h text:style-name="P18" text:outline-level="2">Idiomas no oficiales hablados por menos del 10% de la población de un país dado</text:h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2"><text:a xlink:type="simple" xlink:href="#Índice" text:style-name="Internet_20_link" text:visited-style-name="Visited_20_Internet_20_Link"><text:span text:style-name="T6">Volver al índice</text:span></text:a></text:p>
      <text:h text:style-name="P18" text:outline-level="2">Ciudades cuya población no supere la media poblacional de los distritos del país dado</text:h>
      <text:p text:style-name="P20"/>
      <text:p text:style-name="P19"/>
      <text:p text:style-name="P19"/>
      <text:p text:style-name="P19"/>
      <text:p text:style-name="P5"><text:a xlink:type="simple" xlink:href="#Índice" text:style-name="Internet_20_link" text:visited-style-name="Visited_20_Internet_20_Link"><text:span text:style-name="T6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Funcione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2:31:22.442083077</meta:creation-date>
    <meta:editing-duration>PT6M23S</meta:editing-duration>
    <meta:editing-cycles>2</meta:editing-cycles>
    <meta:generator>LibreOffice/7.3.5.2$Linux_X86_64 LibreOffice_project/30$Build-2</meta:generator>
    <dc:title>informe curso</dc:title>
    <dc:date>2022-08-21T22:47:56.153672022</dc:date>
    <meta:document-statistic meta:table-count="0" meta:image-count="1" meta:object-count="0" meta:page-count="8" meta:paragraph-count="19" meta:word-count="121" meta:character-count="741" meta:non-whitespace-character-count="635"/>
    <meta:template xlink:type="simple" xlink:actuate="onRequest" xlink:title="informe curso" xlink:href="../../Documentos/Pruebas/diagramas/UF2215/Actividades_no_puntuables/funciones/informe%20curso.ott" meta:date="2022-08-21T22:31:21.184605173"/>
  </office:meta>
</office:document-meta>
</file>